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c11b" officeooo:paragraph-rsid="0004c11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47fe5" officeooo:paragraph-rsid="00047fe5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4c11b" officeooo:paragraph-rsid="0004c11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47fe5" officeooo:paragraph-rsid="00047fe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f21c" officeooo:paragraph-rsid="0009e08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f21c" officeooo:paragraph-rsid="000e6b2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f21c" officeooo:paragraph-rsid="000fff0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f21c" officeooo:paragraph-rsid="00101af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9e088" officeooo:paragraph-rsid="0009e08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b0ccd" officeooo:paragraph-rsid="000b0cc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6b20" officeooo:paragraph-rsid="000e6b2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ec0a" officeooo:paragraph-rsid="000eec0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ec0a" officeooo:paragraph-rsid="00101af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01afa" officeooo:paragraph-rsid="00101af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26832" officeooo:paragraph-rsid="00126832" style:font-size-asian="10.5pt" style:font-weight-asian="normal" style:font-size-complex="12pt" style:font-weight-complex="normal"/>
    </style:style>
    <style:style style:name="T1" style:family="text">
      <style:text-properties officeooo:rsid="0007edfc"/>
    </style:style>
    <style:style style:name="T2" style:family="text">
      <style:text-properties officeooo:rsid="0009e088"/>
    </style:style>
    <style:style style:name="T3" style:family="text">
      <style:text-properties officeooo:rsid="000b0ccd"/>
    </style:style>
    <style:style style:name="T4" style:family="text">
      <style:text-properties officeooo:rsid="000d09f8"/>
    </style:style>
    <style:style style:name="T5" style:family="text">
      <style:text-properties officeooo:rsid="000eec0a"/>
    </style:style>
    <style:style style:name="T6" style:family="text">
      <style:text-properties officeooo:rsid="000fff06"/>
    </style:style>
    <style:style style:name="T7" style:family="text">
      <style:text-properties officeooo:rsid="00101afa"/>
    </style:style>
    <style:style style:name="T8" style:family="text">
      <style:text-properties officeooo:rsid="001171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es</text:p>
      <text:p text:style-name="P2"/>
      <text:p text:style-name="P2">Player</text:p>
      <text:p text:style-name="P2"/>
      <text:p text:style-name="P5"><text:span text:style-name="T2">Fields: </text:span>String name, int points, double multiplier, List&lt;Run&gt; ru<text:span text:style-name="T1">ns(OneToMany)</text:span></text:p>
      <text:p text:style-name="P5"/>
      <text:p text:style-name="P7"><text:span text:style-name="T5">Model for game DB table Player. </text:span>Constructors with and without parameters. <text:span text:style-name="T1">Methods fixMultiplier() and updateMultiplier() for manipulation of private fields. Getters and setters working even if not written.</text:span></text:p>
      <text:p text:style-name="P4"/>
      <text:p text:style-name="P2">PlayerRepository</text:p>
      <text:p text:style-name="P4"/>
      <text:p text:style-name="P9">Interface between DB and <text:span text:style-name="T3">and rest of the application. </text:span><text:bookmark-start text:name="__DdeLink__28_869243481"/><text:span text:style-name="T3">Offers basic query functionality even without anything written in it. Autowired instances inside PlayerController and RunController.</text:span><text:bookmark-end text:name="__DdeLink__28_869243481"/></text:p>
      <text:p text:style-name="P4"/>
      <text:p text:style-name="P2">PlayerController</text:p>
      <text:p text:style-name="P4"/>
      <text:p text:style-name="P10">Field: PlayerRepository pr</text:p>
      <text:p text:style-name="P4"/>
      <text:p text:style-name="P10">Responsible for player related functions. <text:span text:style-name="T4">Adding/deleting players, showing personal pages and listing all players, reseting player points and multipliers and handling challenges between players. Deals with</text:span> <text:span text:style-name="T4">all</text:span> request <text:span text:style-name="T4">that have </text:span>/player <text:span text:style-name="T4">or</text:span> /challenge <text:span text:style-name="T4">present in URL. Additional methods challengePointSwap and resetPlayer. </text:span></text:p>
      <text:p text:style-name="P4"/>
      <text:p text:style-name="P3">Game</text:p>
      <text:p text:style-name="P4"/>
      <text:p text:style-name="P11">Fields: String name, int parTimeInSec, String description, List&lt;Run&gt; runs<text:span text:style-name="T6">(OneToMany)</text:span></text:p>
      <text:p text:style-name="P11"/>
      <text:p text:style-name="P6"><text:bookmark-start text:name="__DdeLink__30_869243481"/><text:span text:style-name="T5">Model for game DB table Game</text:span><text:bookmark-end text:name="__DdeLink__30_869243481"/><text:span text:style-name="T5">. Has getters, setters and constructors with and without parameters. No additional methods.</text:span></text:p>
      <text:p text:style-name="P4"/>
      <text:p text:style-name="P2">GameRepository</text:p>
      <text:p text:style-name="P4"/>
      <text:p text:style-name="P12"><text:bookmark-start text:name="__DdeLink__33_869243481"/>Interface between game table and rest of the application. <text:span text:style-name="T3">Offers basic query functionality even without anything written in it. Autowired instance</text:span>s<text:span text:style-name="T3"> inside </text:span>Game<text:span text:style-name="T3">Controller and RunController.</text:span><text:bookmark-end text:name="__DdeLink__33_869243481"/></text:p>
      <text:p text:style-name="P4"/>
      <text:p text:style-name="P2">GameController</text:p>
      <text:p text:style-name="P4"/>
      <text:p text:style-name="P12">Handles requests and data fetching related to games. Adding/Deleting and listing of games. Requests to “/games/*”. </text:p>
      <text:p text:style-name="P4"/>
      <text:p text:style-name="P2">Run</text:p>
      <text:p text:style-name="P4"/>
      <text:p text:style-name="P12">Fields: <text:span text:style-name="T6">int completionTimeInSec, int points, Player player(ManyToOne), Game game(ManyToOne)</text:span></text:p>
      <text:p text:style-name="P12"/>
      <text:p text:style-name="P8"><text:span text:style-name="T5">Model for game DB table Run. Has getters, setters and constructors with and without parameters. No additional methods.</text:span></text:p>
      <text:p text:style-name="P4"/>
      <text:p text:style-name="P2">RunRepository</text:p>
      <text:p text:style-name="P4"/>
      <text:p text:style-name="P13">Interface between <text:span text:style-name="T7">run</text:span> table and rest of the application. <text:span text:style-name="T3">Offers basic query functionality even without anything written in it. Autowired instance inside RunController.</text:span></text:p>
      <text:p text:style-name="P2"><text:soft-page-break/>RunController</text:p>
      <text:p text:style-name="P4"/>
      <text:p text:style-name="P14">Fields: PlayerRepository pr, GameRepository gr, RunRepository rr</text:p>
      <text:p text:style-name="P4"/>
      <text:p text:style-name="P14">Requests and functionality relating to runs. <text:span text:style-name="T8">Listing, deleting and adding runs. All requests to “/runs/*”. Additional method countPointsOfRun.</text:span></text:p>
      <text:p text:style-name="P4"/>
      <text:p text:style-name="P2">DefaultController</text:p>
      <text:p text:style-name="P4"/>
      <text:p text:style-name="P15">Fields: PlayerRepository pr, GameRepository gr</text:p>
      <text:p text:style-name="P15"/>
      <text:p text:style-name="P15">Requests to root, data fetching for the form on the index page.</text:p>
      <text:p text:style-name="P4"/>
      <text:p text:style-name="P2">SBSRcounter</text:p>
      <text:p text:style-name="P4"/>
      <text:p text:style-name="P15">Main class for the whole app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4:58:29.033246243</meta:creation-date>
    <dc:date>2019-11-28T02:12:44.964496304</dc:date>
    <meta:editing-duration>PT18M5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29" meta:word-count="284" meta:character-count="2183" meta:non-whitespace-character-count="1926"/>
  </office:meta>
</office:document-meta>
</file>